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898000000E6747C52188AB373CC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Maven Pro" svg:font-family="'Maven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213d49" draw:stroke-linejoin="round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71cm" draw:shadow-color="#000000" draw:shadow-opacity="40%"/>
    </style:style>
    <style:style style:name="gr2" style:family="graphic" style:parent-style-name="standard">
      <style:graphic-properties draw:stroke="solid" svg:stroke-width="0.026cm" svg:stroke-color="#213d49" draw:stroke-linejoin="round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1.27cm" fo:padding-right="0.254cm" fo:wrap-option="wrap" draw:shadow="visible" draw:shadow-offset-x="0cm" draw:shadow-offset-y="0.071cm" draw:shadow-color="#000000" draw:shadow-opacity="40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213d49" draw:stroke-linejoin="round" draw:fill="gradient" draw:fill-gradient-name="Gradient_20_2" draw:textarea-vertical-align="top" draw:auto-grow-height="false" draw:fit-to-size="false" style:shrink-to-fit="false" fo:min-height="0cm" fo:min-width="0cm" fo:padding-top="0.381cm" fo:padding-bottom="0.381cm" fo:padding-left="0.254cm" fo:padding-right="0.254cm" fo:wrap-option="wrap" draw:shadow="visible" draw:shadow-offset-x="0cm" draw:shadow-offset-y="0.071cm" draw:shadow-color="#000000" draw:shadow-opacity="40%"/>
    </style:style>
    <style:style style:name="gr5" style:family="graphic" style:parent-style-name="standard">
      <style:graphic-properties draw:stroke="solid" svg:stroke-width="0.053cm" svg:stroke-color="#007b9b" draw:stroke-linejoin="round" draw:fill="solid" draw:fill-color="#00a9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213d49" draw:stroke-linejoin="round" draw:fill="solid" draw:fill-color="#00a9d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213d49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2f2f2f" draw:marker-end="msArrowOvalEnd_20_5" draw:marker-end-width="0.318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2f2f2f" draw:marker-start="msArrowOvalEnd_20_5" draw:marker-start-width="0.318cm" draw:marker-start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1.189cm" fo:padding-bottom="1.189cm" fo:padding-left="1.189cm" fo:padding-right="1.189cm" fo:wrap-option="wrap"/>
    </style:style>
    <style:style style:name="gr12" style:family="graphic" style:parent-style-name="standard">
      <style:graphic-properties draw:stroke="solid" svg:stroke-width="0.026cm" svg:stroke-color="#213d49" draw:stroke-linejoin="round" draw:fill="solid" draw:fill-color="#007b9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007b9b" draw:stroke-linejoin="round" draw:fill="solid" draw:fill-color="#00a9d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213d49" draw:stroke-linejoin="round" draw:fill="solid" draw:fill-color="#213d4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>
      <style:graphic-properties style:protect="size"/>
    </style:style>
    <style:style style:name="pr1" style:family="presentation" style:parent-style-name="_33__5f_Title_20_and_20_Content-title">
      <style:graphic-properties draw:stroke="none" svg:stroke-width="0cm" draw:fill="none" draw:textarea-vertical-align="middle" draw:auto-grow-height="false" draw:fit-to-size="shrink-to-fit" style:shrink-to-fit="true" fo:min-height="14.044cm" fo:padding-top="0.127cm" fo:padding-bottom="0.127cm" fo:padding-left="0.254cm" fo:padding-right="0.254cm" fo:wrap-option="wrap"/>
    </style:style>
    <style:style style:name="pr2" style:family="presentation" style:parent-style-name="_33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25.033cm" style:use-optimal-column-width="false"/>
    </style:style>
    <style:style style:name="co2" style:family="table-column">
      <style:table-column-properties style:column-width="5.28cm" style:use-optimal-column-width="false"/>
    </style:style>
    <style:style style:name="co3" style:family="table-column">
      <style:table-column-properties style:column-width="4.545cm" style:use-optimal-column-width="false"/>
    </style:style>
    <style:style style:name="co4" style:family="table-column">
      <style:table-column-properties style:column-width="25.056cm" style:use-optimal-column-width="false"/>
    </style:style>
    <style:style style:name="co5" style:family="table-column">
      <style:table-column-properties style:column-width="5.365cm" style:use-optimal-column-width="false"/>
    </style:style>
    <style:style style:name="co6" style:family="table-column">
      <style:table-column-properties style:column-width="4.595cm" style:use-optimal-column-width="false"/>
    </style:style>
    <style:style style:name="co7" style:family="table-column">
      <style:table-column-properties style:column-width="3.454cm" style:use-optimal-column-width="false"/>
    </style:style>
    <style:style style:name="co8" style:family="table-column">
      <style:table-column-properties style:column-width="3.497cm" style:use-optimal-column-width="false"/>
    </style:style>
    <style:style style:name="co9" style:family="table-column">
      <style:table-column-properties style:column-width="22.681cm" style:use-optimal-column-width="false"/>
    </style:style>
    <style:style style:name="co10" style:family="table-column">
      <style:table-column-properties style:column-width="6.144cm" style:use-optimal-column-width="false"/>
    </style:style>
    <style:style style:name="co11" style:family="table-column">
      <style:table-column-properties style:column-width="7.241cm" style:use-optimal-column-width="false"/>
    </style:style>
    <style:style style:name="co12" style:family="table-column">
      <style:table-column-properties style:column-width="8.013cm" style:use-optimal-column-width="false"/>
    </style:style>
    <style:style style:name="co13" style:family="table-column">
      <style:table-column-properties style:column-width="7.31cm" style:use-optimal-column-width="false"/>
    </style:style>
    <style:style style:name="ro1" style:family="table-row">
      <style:table-row-properties style:row-height="1.396cm"/>
    </style:style>
    <style:style style:name="ro2" style:family="table-row">
      <style:table-row-properties style:row-height="1.529cm"/>
    </style:style>
    <style:style style:name="ro3" style:family="table-row">
      <style:table-row-properties style:row-height="1.904cm"/>
    </style:style>
    <style:style style:name="ro4" style:family="table-row">
      <style:table-row-properties style:row-height="2.963cm"/>
    </style:style>
    <style:style style:name="ro5" style:family="table-row">
      <style:table-row-properties style:row-height="2.964cm"/>
    </style:style>
    <style:style style:name="ce1" style:family="table-cell">
      <loext:graphic-properties draw:fill="solid" draw:fill-color="#007b9b" draw:textarea-vertical-align="top" fo:padding-top="0.253cm" fo:padding-bottom="0.253cm" fo:padding-left="0.253cm" fo:padding-right="0.253cm"/>
      <style:paragraph-properties fo:border="0.74pt solid #007b9b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74pt solid #007b9b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74pt solid #213d49" fo:border-top="0.37pt solid #9e9e9e" fo:border-bottom="0.37pt solid #9e9e9e"/>
    </style:style>
    <style:style style:name="ce5" style:family="table-cell">
      <loext:graphic-properties draw:fill="none" draw:textarea-vertical-align="top" fo:padding-top="0.253cm" fo:padding-bottom="0.253cm" fo:padding-left="0.253cm" fo:padding-right="0.253cm"/>
      <style:paragraph-properties fo:border="0.74pt solid #213d49"/>
    </style:style>
    <style:style style:name="ce6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37pt solid #9e9e9e" fo:border-top="0.37pt solid #9e9e9e" fo:border-bottom="0.74pt solid #213d49"/>
    </style:style>
    <style:style style:name="ce7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74pt solid #213d49" fo:border-top="0.37pt solid #9e9e9e" fo:border-bottom="0.74pt solid #213d49"/>
    </style:style>
    <style:style style:name="ce8" style:family="table-cell">
      <loext:graphic-properties draw:fill="none" draw:textarea-vertical-align="middle" fo:padding-top="0.253cm" fo:padding-bottom="0.253cm" fo:padding-left="0.253cm" fo:padding-right="0.253cm"/>
      <style:paragraph-properties fo:border="0.74pt solid #213d49"/>
    </style:style>
    <style:style style:name="ce9" style:family="table-cell">
      <loext:graphic-properties draw:fill="solid" draw:fill-color="#a2c4c9" draw:textarea-vertical-align="top" fo:padding-top="0.253cm" fo:padding-bottom="0.253cm" fo:padding-left="0.253cm" fo:padding-right="0.253cm"/>
      <style:paragraph-properties fo:border="0.74pt solid #213d49"/>
    </style:style>
    <style:style style:name="ce10" style:family="table-cell">
      <loext:graphic-properties draw:fill="solid" draw:fill-color="#fff2cc" draw:textarea-vertical-align="top" fo:padding-top="0.253cm" fo:padding-bottom="0.253cm" fo:padding-left="0.253cm" fo:padding-right="0.253cm"/>
      <style:paragraph-properties fo:border="0.74pt solid #213d49"/>
    </style:style>
    <style:style style:name="ce11" style:family="table-cell">
      <loext:graphic-properties draw:fill="solid" draw:fill-color="#d5a6bd" draw:textarea-vertical-align="top" fo:padding-top="0.253cm" fo:padding-bottom="0.253cm" fo:padding-left="0.253cm" fo:padding-right="0.253cm"/>
      <style:paragraph-properties fo:border="0.74pt solid #213d49"/>
    </style:style>
    <style:style style:name="P1" style:family="paragraph">
      <style:paragraph-properties fo:margin-left="0.234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17.09999847412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7.62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00a9d5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007b9b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solid" draw:fill-color="#213d49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61.4000015258789pt" fo:letter-spacing="normal" fo:font-style="normal" style:text-underline-style="none" fo:font-weight="normal" style:font-name-asian="Calibri" style:font-size-asian="61.4000015258789pt" style:font-style-asian="normal" style:font-weight-asian="normal" style:font-name-complex="Calibri" style:font-size-complex="61.4000015258789pt" style:font-style-complex="normal" style:font-weight-complex="normal"/>
    </style:style>
    <style:style style:name="T1" style:family="text">
      <style:text-properties fo:font-variant="normal" fo:text-transform="none" fo:color="#213d49" style:text-line-through-style="none" style:text-line-through-type="none" style:text-position="0% 100%" style:font-name="Calibri" fo:font-size="80pt" fo:letter-spacing="normal" fo:font-style="normal" style:text-underline-style="none" fo:font-weight="bold" style:font-name-asian="Calibri" style:font-size-asian="80pt" style:font-style-asian="normal" style:font-weight-asian="bold" style:font-name-complex="Calibri" style:font-size-complex="80pt" style:font-style-complex="normal" style:font-weight-complex="bold"/>
    </style:style>
    <style:style style:name="T2" style:family="text">
      <style:text-properties fo:font-variant="normal" fo:text-transform="none" fo:color="#213d49" style:text-line-through-style="none" style:text-line-through-type="none" style:text-position="30% 58%" style:font-name="Calibri" fo:font-size="80pt" fo:letter-spacing="normal" fo:font-style="normal" style:text-underline-style="none" fo:font-weight="bold" style:font-name-asian="Calibri" style:font-size-asian="80pt" style:font-style-asian="normal" style:font-weight-asian="bold" style:font-name-complex="Calibri" style:font-size-complex="8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aven Pro" fo:font-size="96pt" fo:letter-spacing="normal" fo:font-style="normal" style:text-underline-style="none" fo:font-weight="normal" style:font-name-asian="Maven Pro" style:font-size-asian="96pt" style:font-style-asian="normal" style:font-weight-asian="normal" style:font-name-complex="Maven Pro" style:font-size-complex="96pt" style:font-style-complex="normal" style:font-weight-complex="normal"/>
    </style:style>
    <style:style style:name="T4" style:family="text">
      <style:text-properties fo:font-variant="normal" fo:text-transform="none" fo:color="#00a1cc" style:text-line-through-style="none" style:text-line-through-type="none" style:text-position="0% 100%" style:font-name="Maven Pro" fo:font-size="117.099998474121pt" fo:letter-spacing="normal" fo:font-style="normal" style:text-underline-style="none" fo:font-weight="bold" style:font-name-asian="Maven Pro" style:font-size-asian="117.099998474121pt" style:font-style-asian="normal" style:font-weight-asian="bold" style:font-name-complex="Maven Pro" style:font-size-complex="117.099998474121pt" style:font-style-complex="normal" style:font-weight-complex="bold"/>
    </style:style>
    <style:style style:name="T5" style:family="text">
      <style:text-properties fo:font-variant="normal" fo:text-transform="none" fo:color="#00a9d5" style:text-line-through-style="none" style:text-line-through-type="none" style:text-position="0% 100%" style:font-name="Maven Pro" fo:font-size="60pt" fo:letter-spacing="normal" fo:font-style="normal" style:text-underline-style="none" fo:font-weight="normal" style:font-name-asian="Maven Pro" style:font-size-asian="60pt" style:font-style-asian="normal" style:font-weight-asian="normal" style:font-name-complex="Maven Pro" style:font-size-complex="60pt" style:font-style-complex="normal" style:font-weight-complex="normal"/>
    </style:style>
    <style:style style:name="T6" style:family="text">
      <style:text-properties fo:font-variant="normal" fo:text-transform="none" fo:color="#213d49" style:text-line-through-style="none" style:text-line-through-type="none" style:text-position="0% 100%" style:font-name="Calibri" fo:font-size="74pt" fo:letter-spacing="normal" fo:font-style="normal" style:text-underline-style="none" fo:font-weight="bold" style:font-name-asian="Calibri" style:font-size-asian="74pt" style:font-style-asian="normal" style:font-weight-asian="bold" style:font-name-complex="Calibri" style:font-size-complex="74pt" style:font-style-complex="normal" style:font-weight-complex="bold"/>
    </style:style>
    <style:style style:name="T7" style:family="text">
      <style:text-properties fo:font-variant="normal" fo:text-transform="none" fo:color="#213d49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8" style:family="text">
      <style:text-properties fo:font-variant="normal" fo:text-transform="none" fo:color="#213d49" style:text-line-through-style="none" style:text-line-through-type="none" style:text-position="0% 100%" style:font-name="Calibri" fo:font-size="50pt" fo:letter-spacing="normal" fo:font-style="normal" style:text-underline-style="none" fo:font-weight="bold" style:font-name-asian="Calibri" style:font-size-asian="50pt" style:font-style-asian="normal" style:font-weight-asian="bold" style:font-name-complex="Calibri" style:font-size-complex="50pt" style:font-style-complex="normal" style:font-weight-complex="bold"/>
    </style:style>
    <style:style style:name="T9" style:family="text">
      <style:text-properties fo:font-variant="normal" fo:text-transform="none" fo:color="#213d49" style:text-line-through-style="none" style:text-line-through-type="none" style:text-position="0% 100%" style:font-name="Calibri" fo:font-size="50pt" fo:letter-spacing="normal" fo:font-style="normal" style:text-underline-style="none" fo:font-weight="normal" style:font-name-asian="Calibri" style:font-size-asian="50pt" style:font-style-asian="normal" style:font-weight-asian="normal" style:font-name-complex="Calibri" style:font-size-complex="50pt" style:font-style-complex="normal" style:font-weight-complex="normal"/>
    </style:style>
    <style:style style:name="T10" style:family="text">
      <style:text-properties fo:font-variant="normal" fo:text-transform="none" fo:color="#213d49" style:text-line-through-style="none" style:text-line-through-type="none" style:text-position="0% 100%" style:font-name="Calibri" fo:font-size="66pt" fo:letter-spacing="normal" fo:font-style="normal" style:text-underline-style="none" fo:font-weight="normal" style:font-name-asian="Calibri" style:font-size-asian="66pt" style:font-style-asian="normal" style:font-weight-asian="normal" style:font-name-complex="Calibri" style:font-size-complex="66pt" style:font-style-complex="normal" style:font-weight-complex="normal"/>
    </style:style>
    <style:style style:name="T11" style:family="text">
      <style:text-properties fo:font-variant="normal" fo:text-transform="none" fo:color="#213d49" style:text-line-through-style="none" style:text-line-through-type="none" style:text-position="0% 100%" style:font-name="Calibri" fo:font-size="37pt" fo:letter-spacing="normal" fo:font-style="normal" style:text-underline-style="none" fo:font-weight="bold" style:font-name-asian="Calibri" style:font-size-asian="37pt" style:font-style-asian="normal" style:font-weight-asian="bold" style:font-name-complex="Calibri" style:font-size-complex="37pt" style:font-style-complex="normal" style:font-weight-complex="bold"/>
    </style:style>
    <style:style style:name="T12" style:family="text">
      <style:text-properties fo:font-variant="normal" fo:text-transform="none" fo:color="#213d49" style:text-line-through-style="none" style:text-line-through-type="none" style:text-position="0% 100%" style:font-name="Calibri" fo:font-size="34pt" fo:letter-spacing="normal" fo:font-style="normal" style:text-underline-style="none" fo:font-weight="normal" style:font-name-asian="Calibri" style:font-size-asian="34pt" style:font-style-asian="normal" style:font-weight-asian="normal" style:font-name-complex="Calibri" style:font-size-complex="34pt" style:font-style-complex="normal" style:font-weight-complex="normal"/>
    </style:style>
    <style:style style:name="T13" style:family="text">
      <style:text-properties fo:font-variant="normal" fo:text-transform="none" fo:color="#28323c" style:text-line-through-style="none" style:text-line-through-type="none" style:text-position="0% 100%" style:font-name="Calibri" fo:font-size="66pt" fo:letter-spacing="normal" fo:font-style="normal" style:text-underline-style="none" fo:font-weight="normal" style:font-name-asian="Calibri" style:font-size-asian="66pt" style:font-style-asian="normal" style:font-weight-asian="normal" style:font-name-complex="Calibri" style:font-size-complex="66pt" style:font-style-complex="normal" style:font-weight-complex="normal"/>
    </style:style>
    <style:style style:name="T14" style:family="text">
      <style:text-properties fo:font-variant="normal" fo:text-transform="none" fo:color="#213d49" style:text-line-through-style="none" style:text-line-through-type="none" style:text-position="0% 100%" style:font-name="Calibri" fo:font-size="62pt" fo:letter-spacing="normal" fo:font-style="normal" style:text-underline-style="none" fo:font-weight="normal" style:font-name-asian="Calibri" style:font-size-asian="62pt" style:font-style-asian="normal" style:font-weight-asian="normal" style:font-name-complex="Calibri" style:font-size-complex="62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6" style:family="text">
      <style:text-properties fo:font-variant="normal" fo:text-transform="none" fo:color="#213d49" style:text-line-through-style="none" style:text-line-through-type="none" style:text-position="0% 100%" style:font-name="Arial" fo:font-size="33pt" fo:letter-spacing="normal" fo:font-style="normal" style:text-underline-style="none" fo:font-weight="normal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T17" style:family="text">
      <style:text-properties fo:font-variant="normal" fo:text-transform="none" fo:color="#213d49" style:text-line-through-style="none" style:text-line-through-type="none" style:text-position="0% 100%" style:font-name="Arial" fo:font-size="33pt" fo:letter-spacing="normal" fo:font-style="normal" style:text-underline-style="none" fo:font-weight="bold" style:font-name-asian="Arial" style:font-size-asian="33pt" style:font-style-asian="normal" style:font-weight-asian="bold" style:font-name-complex="Arial" style:font-size-complex="33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9" style:family="text">
      <style:text-properties fo:font-variant="normal" fo:text-transform="none" fo:color="#213d49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20" style:family="text">
      <style:text-properties fo:font-variant="normal" fo:text-transform="none" fo:color="#213d4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1" style:family="text">
      <style:text-properties fo:font-variant="normal" fo:text-transform="none" fo:color="#213d49" style:text-line-through-style="none" style:text-line-through-type="none" style:text-position="0% 100%" style:font-name="Calibri" fo:font-size="48pt" fo:letter-spacing="normal" fo:font-style="normal" style:text-underline-style="none" fo:font-weight="bold" style:font-name-asian="Calibri" style:font-size-asian="48pt" style:font-style-asian="normal" style:font-weight-asian="bold" style:font-name-complex="Calibri" style:font-size-complex="48pt" style:font-style-complex="normal" style:font-weight-complex="bold"/>
    </style:style>
    <style:style style:name="T22" style:family="text">
      <style:text-properties fo:font-variant="normal" fo:text-transform="none" fo:color="#213d49" style:text-line-through-style="none" style:text-line-through-type="none" style:text-position="0% 100%" style:font-name="Calibri" fo:font-size="35pt" fo:letter-spacing="normal" fo:font-style="normal" style:text-underline-style="none" fo:font-weight="normal" style:font-name-asian="Calibri" style:font-size-asian="35pt" style:font-style-asian="normal" style:font-weight-asian="normal" style:font-name-complex="Calibri" style:font-size-complex="35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99b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36cm" text:min-label-width="1.234cm"/>
        <style:text-properties style:font-name="Calibri" fo:color="#213d4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19cm" text:min-label-width="1.251cm"/>
        <style:text-properties style:font-name="Calibri" fo:color="#213d4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Title_20_and_20_Content">
        <draw:custom-shape draw:name="Google Shape;26;p5" draw:style-name="gr1" draw:text-style-name="P2" draw:layer="layout" svg:width="55.879cm" svg:height="51.533cm" svg:x="0.903cm" svg:y="31.148cm">
          <text:p text:style-name="P1"><text:span text:style-name="T1">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5" draw:style-name="gr1" draw:text-style-name="P2" draw:layer="layout" svg:width="59.689cm" svg:height="60.164cm" svg:x="58.208cm" svg:y="13.547cm">
          <text:p text:style-name="P1"><text:span text:style-name="T1">1</text:span><text:span text:style-name="T2">st</text:span><text:span text:style-name="T1"> step: Is this a question, GottBER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;p5" presentation:style-name="pr1" draw:text-style-name="P4" draw:layer="layout" svg:width="110.243cm" svg:height="9.789cm" svg:x="4.354cm" svg:y="2.625cm" presentation:class="title" presentation:user-transformed="true">
          <draw:text-box>
            <text:p text:style-name="P3"><text:span text:style-name="T3">Question classification in German dialogues </text:span><text:span text:style-name="T4"><text:line-break/></text:span><text:span text:style-name="T5">Eleni Adamantidou, Alexandros Paramythis</text:span></text:p>
          </draw:text-box>
        </draw:frame>
        <draw:custom-shape draw:name="Google Shape;29;p5" draw:style-name="gr2" draw:text-style-name="P2" draw:layer="layout" svg:width="55.879cm" svg:height="16.565cm" svg:x="0.903cm" svg:y="13.448cm">
          <text:p text:style-name="P5"><text:span text:style-name="T6">Overview</text:span></text:p>
          <text:p text:style-name="P5"><text:span text:style-name="T7"/></text:p>
          <text:p text:style-name="P6"><text:span text:style-name="T8">Goal</text:span><text:span text:style-name="T9">: </text:span><text:span text:style-name="T9"><text:tab/></text:span><text:span text:style-name="T9">Identify and classify questions in German dialogues 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spoken or written)</text:span></text:p>
          <text:p text:style-name="P3"><text:span text:style-name="T8">Approach</text:span><text:span text:style-name="T9">: </text:span><text:span text:style-name="T9"><text:tab/></text:span><text:span text:style-name="T9">Reuse / adapt dialogue-act classification approaches </text:span></text:p>
          <text:p text:style-name="P7"><text:span text:style-name="T9">from English</text:span></text:p>
          <text:p text:style-name="P8"><text:span text:style-name="T8">Status</text:span><text:span text:style-name="T9">: </text:span><text:span text:style-name="T9"><text:tab/></text:span><text:span text:style-name="T9">In-progress OS project, all input welcome!</text:span></text:p>
          <text:p text:style-name="P3"><text:span text:style-name="T10"/></text:p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;p5" draw:style-name="gr3" draw:text-style-name="P9" draw:layer="layout" svg:width="14.722cm" svg:height="6.259cm" svg:x="1.893cm" svg:y="35.557cm">
          <text:p text:style-name="P3"><text:span text:style-name="T11">Not annotated datasets - without punctuation</text:span></text:p>
          <text:list text:style-name="L4">
            <text:list-item>
              <text:p text:style-name="P3"><text:span text:style-name="T12">Dialog structures</text:span></text:p>
            </text:list-item>
            <text:list-item>
              <text:p text:style-name="P3"><text:span text:style-name="T12">Fol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5" draw:style-name="gr4" draw:text-style-name="P2" draw:layer="layout" svg:width="59.689cm" svg:height="7.751cm" svg:x="58.138cm" svg:y="74.93cm">
          <text:p text:style-name="P1"><text:span text:style-name="T1">Ongoing</text:span><text:span text:style-name="T13"> </text:span><text:span text:style-name="T1">work and latest results</text:span><text:span text:style-name="T13"> </text:span><text:span text:style-name="T14">https://github.com/Contexity/question-classifier-germ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5" draw:style-name="gr5" draw:text-style-name="P10" draw:layer="layout" svg:width="1.904cm" svg:height="1.904cm" svg:x="65.512cm" svg:y="19.05cm">
          <text:p text:style-name="P3"/>
          <draw:enhanced-geometry draw:mirror-horizontal="false" draw:mirror-vertical="false" drawooo:sub-view-size="21600 21600" draw:text-areas="0 0 ?f0 ?f1" svg:viewBox="0 0 0 0" draw:type="ooxml-non-primitive" draw:enhanced-path="M 10800 0 L 10800 0 C 4835 0 0 4835 0 10800 0 16765 4835 21600 10800 21600 16765 21600 21600 16765 21600 10800 21600 4835 16765 0 10800 0 Z N">
            <draw:equation draw:name="f0" draw:formula="logwidth"/>
            <draw:equation draw:name="f1" draw:formula="logheight"/>
          </draw:enhanced-geometry>
        </draw:custom-shape>
        <draw:custom-shape draw:name="Google Shape;33;p5" draw:style-name="gr5" draw:text-style-name="P10" draw:layer="layout" svg:width="1.904cm" svg:height="1.904cm" svg:x="65.512cm" svg:y="54.187cm">
          <text:p text:style-name="P3"/>
          <draw:enhanced-geometry draw:mirror-horizontal="false" draw:mirror-vertical="false" drawooo:sub-view-size="21600 21600" draw:text-areas="0 0 ?f0 ?f1" svg:viewBox="0 0 0 0" draw:type="ooxml-non-primitive" draw:enhanced-path="M 10800 0 L 10800 0 C 4835 0 0 4835 0 10800 0 16765 4835 21600 10800 21600 16765 21600 21600 16765 21600 10800 21600 4835 16765 0 10800 0 Z N">
            <draw:equation draw:name="f0" draw:formula="logwidth"/>
            <draw:equation draw:name="f1" draw:formula="logheight"/>
          </draw:enhanced-geometry>
        </draw:custom-shape>
        <draw:custom-shape draw:name="Google Shape;34;p5" draw:style-name="gr6" draw:text-style-name="P9" draw:layer="layout" svg:width="10.137cm" svg:height="5.079cm" svg:x="30.723cm" svg:y="43.137cm">
          <text:p text:style-name="P3"><text:span text:style-name="T11">Fully annotated datasets</text:span></text:p>
          <text:list text:style-name="L4">
            <text:list-item>
              <text:p text:style-name="P3"><text:span text:style-name="T12">Verbmobi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5" draw:style-name="gr7" draw:text-style-name="P10" draw:layer="layout" svg:width="13.548cm" svg:height="4.495cm" svg:x="59.69cm" svg:y="24.005cm">
          <text:p text:style-name="P5"><text:span text:style-name="T15">Segment utterances based on punctu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;p5" draw:style-name="gr3" draw:text-style-name="P9" draw:layer="layout" svg:width="14.722cm" svg:height="6.259cm" svg:x="15.884cm" svg:y="39.684cm">
          <text:p text:style-name="P3"><text:span text:style-name="T11">Not annotated datasets - with punctuation</text:span></text:p>
          <text:list text:style-name="L4">
            <text:list-item>
              <text:p text:style-name="P3"><text:span text:style-name="T12">Dortmund</text:span></text:p>
            </text:list-item>
            <text:list-item>
              <text:p text:style-name="P3"><text:span text:style-name="T12">GermanQuA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5" draw:style-name="gr8" draw:text-style-name="P11" draw:layer="layout" svg:width="3.401cm" svg:height="0.001cm" svg:x="14.872cm" svg:y="51.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;p5" draw:style-name="gr8" draw:text-style-name="P11" draw:layer="layout" svg:width="3.612cm" svg:height="0.001cm" svg:x="29.5cm" svg:y="51.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;p5" draw:style-name="gr8" draw:text-style-name="P11" draw:layer="layout" svg:width="3.298cm" svg:height="0.001cm" svg:x="44.34cm" svg:y="51.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;p5" draw:style-name="gr9" draw:text-style-name="P11" draw:layer="layout" svg:width="7.852cm" svg:height="1.567cm" svg:x="21.657cm" svg:y="59.014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47;p5" draw:style-name="gr9" draw:text-style-name="P11" draw:layer="layout" svg:width="2.777cm" svg:height="2.208cm" svg:x="33.282cm" svg:y="61.804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49;p5" draw:style-name="gr10" draw:text-style-name="P11" draw:layer="layout" svg:width="3.072cm" svg:height="11.234cm" draw:transform="rotate (1.5707963267949) translate (14.503cm 64.876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51;p5" draw:style-name="gr10" draw:text-style-name="P11" draw:layer="layout" svg:width="1.467cm" svg:height="6.69cm" draw:transform="rotate (1.5707963267949) translate (7.059cm 60.482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45;p5" draw:style-name="gr11" draw:text-style-name="P9" draw:layer="layout" svg:width="7.907cm" svg:height="2.445cm" svg:x="13.75cm" svg:y="57.791cm">
          <text:p text:style-name="P5"><text:span text:style-name="T16">Sen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;p5" draw:style-name="gr11" draw:text-style-name="P9" draw:layer="layout" svg:width="9.883cm" svg:height="2.644cm" svg:x="2.117cm" svg:y="60.482cm">
          <text:p text:style-name="P5"><text:span text:style-name="T17">No Ques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;p5" draw:style-name="gr11" draw:text-style-name="P9" draw:layer="layout" svg:width="7.544cm" svg:height="2.445cm" svg:x="25.737cm" svg:y="60.581cm">
          <text:p text:style-name="P5"><text:span text:style-name="T17">Ques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5" draw:style-name="gr11" draw:text-style-name="P9" draw:layer="layout" svg:width="9.883cm" svg:height="1.904cm" svg:x="31.118cm" svg:y="64.013cm">
          <text:p text:style-name="P5"><text:span text:style-name="T16">Info-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;p5" draw:style-name="gr11" draw:text-style-name="P9" draw:layer="layout" svg:width="10.592cm" svg:height="1.904cm" svg:x="9.206cm" svg:y="64.876cm">
          <text:p text:style-name="P5"><text:span text:style-name="T16">Understan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;p5" draw:style-name="gr10" draw:text-style-name="P11" draw:layer="layout" svg:width="6.93cm" svg:height="4.843cm" draw:transform="rotate (1.5707963267949) translate (9.658cm 73.712cm)">
          <text:p/>
          <draw:enhanced-geometry draw:mirror-horizontal="false" draw:mirror-vertical="false" draw:text-areas="0 0 ?f2 ?f3" svg:viewBox="0 0 0 0" draw:type="ooxml-bentConnector3" draw:modifiers="4867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54;p5" draw:style-name="gr11" draw:text-style-name="P9" draw:layer="layout" svg:width="9.883cm" svg:height="1.904cm" svg:x="4.716cm" svg:y="73.712cm">
          <text:p text:style-name="P5"><text:span text:style-name="T16">Info-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5" draw:style-name="gr11" draw:text-style-name="P9" draw:layer="layout" svg:width="10.592cm" svg:height="3.174cm" svg:x="13.75cm" svg:y="76.786cm">
          <text:p text:style-name="P5"><text:span text:style-name="T16">Signal-non-</text:span><text:span text:style-name="T16"><text:line-break/></text:span><text:span text:style-name="T16">understan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5" draw:style-name="gr9" draw:text-style-name="P11" draw:layer="layout" svg:width="10.003cm" svg:height="4.542cm" draw:transform="rotate (-1.5707963267949) translate (19.046cm 66.781cm)">
          <text:p/>
          <draw:enhanced-geometry draw:mirror-horizontal="true" draw:mirror-vertical="false" draw:text-areas="0 0 ?f2 ?f3" svg:viewBox="0 0 0 0" draw:type="ooxml-bentConnector3" draw:modifiers="3555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57;p5" draw:style-name="gr11" draw:text-style-name="P9" draw:layer="layout" svg:width="7.544cm" svg:height="3.282cm" svg:x="19.473cm" svg:y="65.154cm">
          <text:p text:style-name="P5"><text:span text:style-name="T16">Yes-no-</text:span><text:span text:style-name="T16"><text:line-break/></text:span><text:span text:style-name="T16">ques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5" draw:style-name="gr11" draw:text-style-name="P9" draw:layer="layout" svg:width="9.171cm" svg:height="1.904cm" svg:x="31.475cm" svg:y="74.178cm">
          <text:p text:style-name="P5"><text:span text:style-name="T16">Wh-ques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5" draw:style-name="gr11" draw:text-style-name="P9" draw:layer="layout" svg:width="9.883cm" svg:height="4.362cm" svg:x="21.188cm" svg:y="71.337cm">
          <text:p text:style-name="P5"><text:span text:style-name="T16">Declarative Yes-no-</text:span><text:span text:style-name="T16"><text:line-break/></text:span><text:span text:style-name="T16">ques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5" draw:style-name="gr11" draw:text-style-name="P9" draw:layer="layout" svg:width="7.907cm" svg:height="3.174cm" svg:x="44.851cm" svg:y="71.337cm">
          <text:p text:style-name="P5"><text:span text:style-name="T16">Rhetorical</text:span><text:span text:style-name="T16"><text:line-break/></text:span><text:span text:style-name="T16">ques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5" draw:style-name="gr10" draw:text-style-name="P11" draw:layer="layout" svg:width="9.042cm" svg:height="0.877cm" draw:transform="rotate (-3.14159265358979) translate (36.06cm 66.79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62;p5" draw:style-name="gr10" draw:text-style-name="P11" draw:layer="layout" svg:width="5.418cm" svg:height="9.929cm" draw:transform="rotate (1.5707963267949) translate (26.13cm 71.337cm)">
          <text:p/>
          <draw:enhanced-geometry draw:mirror-horizontal="false" draw:mirror-vertical="false" draw:text-areas="0 0 ?f2 ?f3" svg:viewBox="0 0 0 0" draw:type="ooxml-bentConnector3" draw:modifiers="500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3;p5" draw:style-name="gr11" draw:text-style-name="P9" draw:layer="layout" svg:width="9.171cm" svg:height="3.174cm" svg:x="25.737cm" svg:y="77.47cm">
          <text:p text:style-name="P5"><text:span text:style-name="T16">Declarative Wh-ques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5" draw:style-name="gr11" draw:text-style-name="P9" draw:layer="layout" svg:width="7.205cm" svg:height="3.174cm" svg:x="48.93cm" svg:y="67.672cm">
          <text:p text:style-name="P5"><text:span text:style-name="T16">Tag-</text:span><text:span text:style-name="T16"><text:line-break/></text:span><text:span text:style-name="T16">ques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5" draw:style-name="gr11" draw:text-style-name="P9" draw:layer="layout" svg:width="7.907cm" svg:height="3.174cm" svg:x="37.18cm" svg:y="77.47cm">
          <text:p text:style-name="P5"><text:span text:style-name="T16">Open-</text:span><text:span text:style-name="T16"><text:line-break/></text:span><text:span text:style-name="T16">ques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5" draw:style-name="gr11" draw:text-style-name="P9" draw:layer="layout" svg:width="7.544cm" svg:height="1.829cm" svg:x="41.228cm" svg:y="75.565cm">
          <text:p text:style-name="P5"><text:span text:style-name="T16">Or-cla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5" draw:style-name="gr10" draw:text-style-name="P11" draw:layer="layout" svg:width="8.259cm" svg:height="0.001cm" draw:transform="rotate (1.5707963267949) translate (36.061cm 74.178cm)">
          <text:p/>
          <draw:enhanced-geometry draw:mirror-horizontal="false" draw:mirror-vertical="false" draw:text-areas="0 0 ?f2 ?f3" svg:viewBox="0 0 0 0" draw:type="ooxml-bentConnector3" draw:modifiers="500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8;p5" draw:style-name="gr10" draw:text-style-name="P11" draw:layer="layout" svg:width="11.552cm" svg:height="5.737cm" draw:transform="rotate (1.5707963267949) translate (30.323cm 77.47cm)">
          <text:p/>
          <draw:enhanced-geometry draw:mirror-horizontal="false" draw:mirror-vertical="false" draw:text-areas="0 0 ?f2 ?f3" svg:viewBox="0 0 0 0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9;p5" draw:style-name="gr10" draw:text-style-name="P11" draw:layer="layout" svg:width="11.552cm" svg:height="5.072cm" draw:transform="rotate (1.5707963267949) translate (36.061cm 77.47cm)">
          <text:p/>
          <draw:enhanced-geometry draw:mirror-horizontal="true" draw:mirror-vertical="false" draw:text-areas="0 0 ?f2 ?f3" svg:viewBox="0 0 0 0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0;p5" draw:style-name="gr10" draw:text-style-name="P11" draw:layer="layout" svg:width="9.646cm" svg:height="8.939cm" draw:transform="rotate (1.5707963267949) translate (36.058cm 75.565cm)">
          <text:p/>
          <draw:enhanced-geometry draw:mirror-horizontal="true" draw:mirror-vertical="false" draw:text-areas="0 0 ?f2 ?f3" svg:viewBox="0 0 0 0" draw:type="ooxml-bentConnector3" draw:modifiers="5663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1;p5" draw:style-name="gr10" draw:text-style-name="P11" draw:layer="layout" svg:width="5.418cm" svg:height="12.743cm" draw:transform="rotate (1.5707963267949) translate (36.059cm 71.337cm)">
          <text:p/>
          <draw:enhanced-geometry draw:mirror-horizontal="true" draw:mirror-vertical="false" draw:text-areas="0 0 ?f2 ?f3" svg:viewBox="0 0 0 0" draw:type="ooxml-bentConnector3" draw:modifiers="500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2;p5" draw:style-name="gr10" draw:text-style-name="P11" draw:layer="layout" svg:width="1.753cm" svg:height="16.472cm" draw:transform="rotate (1.5707963267949) translate (36.06cm 67.672cm)">
          <text:p/>
          <draw:enhanced-geometry draw:mirror-horizontal="true" draw:mirror-vertical="false" draw:text-areas="0 0 ?f2 ?f3" svg:viewBox="0 0 0 0" draw:type="ooxml-bentConnector3" draw:modifiers="5000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3;p5" draw:style-name="gr7" draw:text-style-name="P10" draw:layer="layout" svg:width="13.548cm" svg:height="4.495cm" svg:x="59.69cm" svg:y="31.55cm">
          <text:p text:style-name="P5"><text:span text:style-name="T15">Replace punctuation</text:span><text:span text:style-name="T15"><text:line-break/></text:span><text:span text:style-name="T15"> with mas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;p5" draw:style-name="gr7" draw:text-style-name="P10" draw:layer="layout" svg:width="13.537cm" svg:height="4.495cm" svg:x="59.695cm" svg:y="39.096cm">
          <text:p text:style-name="P5"><text:span text:style-name="T15">Predict punctuation </text:span><text:span text:style-name="T15"><text:line-break/></text:span><text:span text:style-name="T15">using GottBE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5;p5" draw:style-name="gr7" draw:text-style-name="P10" draw:layer="layout" svg:width="13.537cm" svg:height="4.495cm" svg:x="59.695cm" svg:y="46.641cm">
          <text:p text:style-name="P5"><text:span text:style-name="T15">Convert results to binary classific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6;p5" draw:style-name="gr8" draw:text-style-name="P11" draw:layer="layout" svg:width="0.001cm" svg:height="3.049cm" svg:x="66.463cm" svg:y="20.9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5" draw:style-name="gr8" draw:text-style-name="P11" draw:layer="layout" svg:width="0.001cm" svg:height="3.049cm" svg:x="66.465cm" svg:y="28.5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5" draw:style-name="gr8" draw:text-style-name="P11" draw:layer="layout" svg:width="0.001cm" svg:height="3.049cm" svg:x="66.465cm" svg:y="36.0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5" draw:style-name="gr8" draw:text-style-name="P11" draw:layer="layout" svg:width="0.001cm" svg:height="3.049cm" svg:x="66.465cm" svg:y="43.5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;p5" draw:style-name="gr8" draw:text-style-name="P11" draw:layer="layout" svg:width="0.001cm" svg:height="3.261cm" svg:x="66.461cm" svg:y="51.137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1;p5" draw:style-name="standard" draw:layer="layout" svg:width="34.857cm" svg:height="11.3cm" svg:x="75cm" svg:y="44.70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18">Masked Utterances</text:span></text:p>
              </table:table-cell>
              <table:table-cell>
                <text:p text:style-name="P5"><text:span text:style-name="T18">Ground truth</text:span></text:p>
              </table:table-cell>
              <table:table-cell>
                <text:p text:style-name="P5"><text:span text:style-name="T18">Prediction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9">Wie gefallen dir die Lieder von Bühne Huber, Soda und so weiter &lt;mask&gt;</text:span></text:p>
              </table:table-cell>
              <table:table-cell>
                <text:p text:style-name="P3"><text:span text:style-name="T19">q</text:span></text:p>
              </table:table-cell>
              <table:table-cell>
                <text:p text:style-name="P3"><text:span text:style-name="T19">q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9">recht gut, kommen leider nicht an meine heran &lt;mask&gt;</text:span></text:p>
              </table:table-cell>
              <table:table-cell>
                <text:p text:style-name="P3"><text:span text:style-name="T19">nq</text:span></text:p>
              </table:table-cell>
              <table:table-cell>
                <text:p text:style-name="P3"><text:span text:style-name="T19">nq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9">Was hälst du von Verona &lt;mask&gt;</text:span></text:p>
              </table:table-cell>
              <table:table-cell>
                <text:p text:style-name="P3"><text:span text:style-name="T19">q</text:span></text:p>
              </table:table-cell>
              <table:table-cell>
                <text:p text:style-name="P3"><text:span text:style-name="T19">q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9">toll, toll, toll &lt;mask&gt;</text:span></text:p>
              </table:table-cell>
              <table:table-cell>
                <text:p text:style-name="P3"><text:span text:style-name="T19">nq</text:span></text:p>
              </table:table-cell>
              <table:table-cell>
                <text:p text:style-name="P3"><text:span text:style-name="T19">nq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9">was hälst du von katja (die, welche die fotos macht) &lt;mask&gt;</text:span></text:p>
              </table:table-cell>
              <table:table-cell>
                <text:p text:style-name="P3"><text:span text:style-name="T19">q</text:span></text:p>
              </table:table-cell>
              <table:table-cell>
                <text:p text:style-name="P3"><text:span text:style-name="T19">nq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9">eine superfrau &lt;mask&gt;</text:span></text:p>
              </table:table-cell>
              <table:table-cell>
                <text:p text:style-name="P3"><text:span text:style-name="T19">nq</text:span></text:p>
              </table:table-cell>
              <table:table-cell>
                <text:p text:style-name="P3"><text:span text:style-name="T19">nq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9">kannst du mir ihre telefon-nummer geben &lt;mask&gt;</text:span></text:p>
              </table:table-cell>
              <table:table-cell>
                <text:p text:style-name="P3"><text:span text:style-name="T19">q</text:span></text:p>
              </table:table-cell>
              <table:table-cell>
                <text:p text:style-name="P3"><text:span text:style-name="T19">q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82;p5" draw:style-name="standard" draw:layer="layout" svg:width="41.966cm" svg:height="11.3cm" svg:x="74.872cm" svg:y="32.385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5"><text:span text:style-name="T18">Masked Utterances</text:span></text:p>
              </table:table-cell>
              <table:table-cell>
                <text:p text:style-name="P5"><text:span text:style-name="T18">Punct.</text:span></text:p>
              </table:table-cell>
              <table:table-cell>
                <text:p text:style-name="P5"><text:span text:style-name="T18">Simplified.</text:span></text:p>
              </table:table-cell>
              <table:table-cell>
                <text:p text:style-name="P5"><text:span text:style-name="T18">Pred. 1</text:span></text:p>
              </table:table-cell>
              <table:table-cell>
                <text:p text:style-name="P5"><text:span text:style-name="T18">Pred. 2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9">Wie gefallen dir die Lieder von Bühne Huber, Soda und so weiter &lt;mask&gt;</text:span></text:p>
              </table:table-cell>
              <table:table-cell>
                <text:p text:style-name="P3"><text:span text:style-name="T19">?</text:span></text:p>
              </table:table-cell>
              <table:table-cell>
                <text:p text:style-name="P3"><text:span text:style-name="T19">?</text:span></text:p>
              </table:table-cell>
              <table:table-cell>
                <text:p text:style-name="P3"><text:span text:style-name="T19">?</text:span></text:p>
              </table:table-cell>
              <table:table-cell>
                <text:p text:style-name="P3"><text:span text:style-name="T19">.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9">recht gut, kommen leider nicht an meine heran &lt;mask&gt;</text:span></text:p>
              </table:table-cell>
              <table:table-cell>
                <text:p text:style-name="P3"><text:span text:style-name="T19">…</text:span><text:span text:style-name="T19">..</text:span></text:p>
              </table:table-cell>
              <table:table-cell>
                <text:p text:style-name="P3"><text:span text:style-name="T19">…</text:span></text:p>
              </table:table-cell>
              <table:table-cell>
                <text:p text:style-name="P3"><text:span text:style-name="T19">.</text:span></text:p>
              </table:table-cell>
              <table:table-cell>
                <text:p text:style-name="P3"><text:span text:style-name="T19">!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9">Was hälst du von Verona &lt;mask&gt;</text:span></text:p>
              </table:table-cell>
              <table:table-cell>
                <text:p text:style-name="P3"><text:span text:style-name="T19">???</text:span></text:p>
              </table:table-cell>
              <table:table-cell>
                <text:p text:style-name="P3"><text:span text:style-name="T19">?</text:span></text:p>
              </table:table-cell>
              <table:table-cell>
                <text:p text:style-name="P3"><text:span text:style-name="T19">?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"><text:span text:style-name="T19">toll, toll, toll &lt;mask&gt;</text:span></text:p>
              </table:table-cell>
              <table:table-cell>
                <text:p text:style-name="P3"><text:span text:style-name="T19">!</text:span></text:p>
              </table:table-cell>
              <table:table-cell>
                <text:p text:style-name="P3"><text:span text:style-name="T19">!</text:span></text:p>
              </table:table-cell>
              <table:table-cell/>
              <table:table-cell>
                <text:p text:style-name="P3"><text:span text:style-name="T19">,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9">was hälst du von katja (die, welche die fotos macht) &lt;mask&gt;</text:span></text:p>
              </table:table-cell>
              <table:table-cell>
                <text:p text:style-name="P3"><text:span text:style-name="T19">?</text:span></text:p>
              </table:table-cell>
              <table:table-cell>
                <text:p text:style-name="P3"><text:span text:style-name="T19">?</text:span></text:p>
              </table:table-cell>
              <table:table-cell/>
              <table:table-cell>
                <text:p text:style-name="P3"><text:span text:style-name="T19">&lt;/s&gt;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9">eine superfrau &lt;mask&gt;</text:span></text:p>
              </table:table-cell>
              <table:table-cell>
                <text:p text:style-name="P3"><text:span text:style-name="T19">!!</text:span></text:p>
              </table:table-cell>
              <table:table-cell>
                <text:p text:style-name="P3"><text:span text:style-name="T19">!</text:span></text:p>
              </table:table-cell>
              <table:table-cell>
                <text:p text:style-name="P3"><text:span text:style-name="T19">&lt;/s&gt;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"><text:span text:style-name="T19">kannst du mir ihre telefon-nummer geben &lt;mask&gt;</text:span></text:p>
              </table:table-cell>
              <table:table-cell>
                <text:p text:style-name="P3"><text:span text:style-name="T19">?</text:span></text:p>
              </table:table-cell>
              <table:table-cell>
                <text:p text:style-name="P3"><text:span text:style-name="T19">?</text:span></text:p>
              </table:table-cell>
              <table:table-cell>
                <text:p text:style-name="P3"><text:span text:style-name="T19">?</text:span></text:p>
              </table:table-cell>
              <table:table-cell>
                <text:p text:style-name="P3"><text:span text:style-name="T19">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83;p5" draw:style-name="standard" draw:layer="layout" svg:width="22.68cm" svg:height="9.904cm" svg:x="74.897cm" svg:y="19.22cm">
          <table:table>
            <table:table-column table:style-name="co9"/>
            <table:table-row table:style-name="ro1">
              <table:table-cell table:style-name="ce1">
                <text:p text:style-name="P5"><text:span text:style-name="T18">Initial Utterances</text:span></text:p>
              </table:table-cell>
            </table:table-row>
            <table:table-row table:style-name="ro2">
              <table:table-cell table:style-name="ce2">
                <text:p text:style-name="P12"><text:span text:style-name="T19">Wie gefallen dir die Lieder von Bühne Huber, Soda und so weiter?</text:span></text:p>
              </table:table-cell>
            </table:table-row>
            <table:table-row table:style-name="ro1">
              <table:table-cell table:style-name="ce2">
                <text:p text:style-name="P3"><text:span text:style-name="T19">recht gut, kommen leider nicht an meine heran…..</text:span></text:p>
              </table:table-cell>
            </table:table-row>
            <table:table-row table:style-name="ro1">
              <table:table-cell table:style-name="ce2">
                <text:p text:style-name="P3"><text:span text:style-name="T19">Was hälst du von Verona???</text:span></text:p>
              </table:table-cell>
            </table:table-row>
            <table:table-row table:style-name="ro1">
              <table:table-cell table:style-name="ce2">
                <text:p text:style-name="P3"><text:span text:style-name="T19">toll, toll, toll!</text:span></text:p>
              </table:table-cell>
            </table:table-row>
            <table:table-row table:style-name="ro1">
              <table:table-cell table:style-name="ce2">
                <text:p text:style-name="P3"><text:span text:style-name="T19">was hälst du von katja (die, welche die fotos macht)?</text:span></text:p>
              </table:table-cell>
            </table:table-row>
            <table:table-row table:style-name="ro1">
              <table:table-cell table:style-name="ce2">
                <text:p text:style-name="P3"><text:span text:style-name="T19">eine superfrau!! kannst du mir ihre telefon-nummer geben?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84;p5" draw:style-name="gr12" draw:text-style-name="P13" draw:layer="layout" svg:width="0.544cm" svg:height="0.591cm" svg:x="85.965cm" svg:y="29.422cm">
          <text:p text:style-name="P3"><text:span text:style-name="T2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5;p5" draw:style-name="gr12" draw:text-style-name="P13" draw:layer="layout" svg:width="0.544cm" svg:height="0.591cm" svg:x="85.965cm" svg:y="30.285cm">
          <text:p text:style-name="P3"><text:span text:style-name="T2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6;p5" draw:style-name="gr12" draw:text-style-name="P13" draw:layer="layout" svg:width="0.544cm" svg:height="0.591cm" svg:x="85.965cm" svg:y="31.148cm">
          <text:p text:style-name="P3"><text:span text:style-name="T2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87;p5" draw:style-name="standard" draw:layer="layout" svg:width="28.707cm" svg:height="9.734cm" svg:x="59.692cm" svg:y="62.23cm">
          <table:table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>
              <table:table-cell table:style-name="ce3"/>
              <table:table-cell table:style-name="ce4"/>
              <table:table-cell table:style-name="ce5" table:number-columns-spanned="2">
                <text:p text:style-name="P5"><text:span text:style-name="T17">Actual class</text:span></text:p>
              </table:table-cell>
              <table:covered-table-cell/>
            </table:table-row>
            <table:table-row table:style-name="ro3" table:default-cell-style-name="ce5">
              <table:table-cell table:style-name="ce6"/>
              <table:table-cell table:style-name="ce7"/>
              <table:table-cell>
                <text:p text:style-name="P5"><text:span text:style-name="T17">Question</text:span></text:p>
              </table:table-cell>
              <table:table-cell>
                <text:p text:style-name="P5"><text:span text:style-name="T17">No question</text:span></text:p>
              </table:table-cell>
            </table:table-row>
            <table:table-row table:style-name="ro4" table:default-cell-style-name="ce8">
              <table:table-cell table:number-rows-spanned="2">
                <text:p text:style-name="P5"><text:span text:style-name="T17">Predicted class</text:span></text:p>
              </table:table-cell>
              <table:table-cell>
                <text:p text:style-name="P5"><text:span text:style-name="T17">Question</text:span></text:p>
              </table:table-cell>
              <table:table-cell table:style-name="ce9">
                <text:p text:style-name="P5"><text:span text:style-name="T17">22%</text:span><text:span text:style-name="T16"><text:line-break/></text:span><text:span text:style-name="T20">7’892</text:span></text:p>
              </table:table-cell>
              <table:table-cell table:style-name="ce10">
                <text:p text:style-name="P5"><text:span text:style-name="T17">2%</text:span><text:span text:style-name="T16"><text:line-break/></text:span><text:span text:style-name="T20">593</text:span></text:p>
              </table:table-cell>
            </table:table-row>
            <table:table-row table:style-name="ro5">
              <table:covered-table-cell/>
              <table:table-cell table:style-name="ce8">
                <text:p text:style-name="P5"><text:span text:style-name="T17">No question</text:span></text:p>
              </table:table-cell>
              <table:table-cell table:style-name="ce11">
                <text:p text:style-name="P5"><text:span text:style-name="T17">13%</text:span><text:span text:style-name="T16"><text:line-break/></text:span><text:span text:style-name="T20">4’677</text:span></text:p>
              </table:table-cell>
              <table:table-cell table:style-name="ce9">
                <text:p text:style-name="P5"><text:span text:style-name="T17">63%</text:span><text:span text:style-name="T16"><text:line-break/></text:span><text:span text:style-name="T20">22’343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88;p5" draw:style-name="gr6" draw:text-style-name="P9" draw:layer="layout" svg:width="23.411cm" svg:height="2.54cm" svg:x="76.348cm" svg:y="58.208cm">
          <text:p text:style-name="P5"><text:span text:style-name="T21">Results - Confusion Matr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5" draw:style-name="gr6" draw:text-style-name="P9" draw:layer="layout" svg:width="26.669cm" svg:height="10.883cm" svg:x="90.382cm" svg:y="61.355cm">
          <text:list text:style-name="L6">
            <text:list-item>
              <text:p text:style-name="P14"><text:span text:style-name="T22">Results shown here only for present </text:span><text:span text:style-name="T22"><text:line-break/></text:span><text:span text:style-name="T22">(as opposed to assumed) punctuation</text:span></text:p>
            </text:list-item>
            <text:list-item>
              <text:p text:style-name="P14"><text:span text:style-name="T22">Matrix refers to sentences with ≥ 3 tokens</text:span></text:p>
            </text:list-item>
            <text:list-item>
              <text:p text:style-name="P14"><text:span text:style-name="T22">Only marginal improvement for ≥ 4 tokens</text:span></text:p>
            </text:list-item>
            <text:list-item>
              <text:p text:style-name="P14"><text:span text:style-name="T22">Including assumed punctuation and all </text:span><text:span text:style-name="T22"><text:line-break/></text:span><text:span text:style-name="T22">sentence sizes yields ~90% accuracy </text:span></text:p>
            </text:list-item>
            <text:list-item>
              <text:p text:style-name="P14"><text:span text:style-name="T22">False negatives ambivalent also for huma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;p5" draw:style-name="gr13" draw:text-style-name="P10" draw:layer="layout" svg:width="11.226cm" svg:height="5.335cm" svg:x="33.113cm" svg:y="49.112cm">
          <text:p text:style-name="P5"><text:span text:style-name="T15">Training - </text:span><text:span text:style-name="T15"><text:line-break/></text:span><text:span text:style-name="T15">Classification</text:span></text:p>
          <text:p text:style-name="P3"><text:span text:style-name="T23"/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39;p5" draw:style-name="gr13" draw:text-style-name="P10" draw:layer="layout" svg:width="11.226cm" svg:height="5.335cm" svg:x="18.273cm" svg:y="49.112cm">
          <text:p text:style-name="P5"><text:span text:style-name="T15">Auto-labeling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38;p5" draw:style-name="gr13" draw:text-style-name="P10" draw:layer="layout" svg:width="11.234cm" svg:height="5.335cm" svg:x="3.637cm" svg:y="49.112cm">
          <text:p text:style-name="P5"><text:span text:style-name="T15">Is it a question?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90;p5" draw:style-name="gr8" draw:text-style-name="P11" draw:layer="layout" svg:width="9.222cm" svg:height="1.222cm" draw:transform="rotate (-1.5707963267949) translate (3.637cm 42.557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91;p5" draw:style-name="gr8" draw:text-style-name="P11" draw:layer="layout" svg:width="5.687cm" svg:height="1.818cm" draw:transform="rotate (-1.5707963267949) translate (18.273cm 46.09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92;p5" draw:style-name="gr8" draw:text-style-name="P11" draw:layer="layout" svg:width="3.3cm" svg:height="1.827cm" draw:transform="rotate (-1.5707963267949) translate (33.111cm 48.479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93;p5" draw:style-name="gr14" draw:text-style-name="P15" draw:layer="layout" svg:width="8.332cm" svg:height="5.687cm" svg:x="47.511cm" svg:y="49.034cm">
          <text:p text:style-name="P5"><text:span text:style-name="T15">Question or not and</text:span><text:span text:style-name="T15"><text:line-break/></text:span><text:span text:style-name="T15"> its type</text:span></text:p>
          <text:p text:style-name="P3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;p1:notes" presentation:style-name="pr2" draw:text-style-name="P1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4;p1:notes" draw:style-name="gr15" draw:layer="layout" svg:width="12.117cm" svg:height="8.572cm" svg:x="3.466cm" svg:y="3.17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Maven Pro" svg:font-family="'Maven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ellipsoid" draw:cx="49%" draw:cy="49%" draw:start-color="#c0c5ca" draw:end-color="#fefefe" draw:start-intensity="100%" draw:end-intensity="100%" draw:angle="9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shrink-to-fit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18.899cm" fo:page-height="84.09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3__5f_Title_20_and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3__5f_Title_20_and_20_Content" style:display-name="3_Title and Content" style:page-layout-name="PM1" draw:style-name="Mdp1">
      <draw:frame draw:name="Google Shape;10;p1" draw:style-name="Mgr3" draw:text-style-name="MP5" draw:layer="backgroundobjects" svg:width="118.898cm" svg:height="12.382cm" svg:x="0cm" svg:y="0cm">
        <draw:image xlink:href="Pictures/1000000000000898000000E6747C52188AB373CC.jpg" xlink:type="simple" xlink:show="embed" xlink:actuate="onLoad">
          <text:p/>
        </draw:image>
      </draw:frame>
      <draw:frame draw:name="Google Shape;12;p2" presentation:style-name="_33__5f_Title_20_and_20_Content-outline1" draw:layer="backgroundobjects" svg:width="54.371cm" svg:height="66.984cm" svg:x="4.354cm" svg:y="15.361cm" presentation:class="outline" presentation:placeholder="true" presentation:user-transformed="true">
        <draw:text-box/>
      </draw:frame>
      <draw:frame draw:name="Google Shape;13;p2" presentation:style-name="_33__5f_Title_20_and_20_Content-outline1" draw:layer="backgroundobjects" svg:width="54.413cm" svg:height="66.984cm" svg:x="60.185cm" svg:y="15.361cm" presentation:class="outline" presentation:placeholder="true" presentation:user-transformed="true">
        <draw:text-box/>
      </draw:frame>
      <draw:frame draw:name="Google Shape;14;p2" presentation:style-name="_33__5f_Title_20_and_20_Content-title" draw:layer="backgroundobjects" svg:width="110.243cm" svg:height="9.789cm" svg:x="4.354cm" svg:y="2.413cm" presentation:class="title" presentation:placeholder="true" presentation:user-transformed="true">
        <draw:text-box/>
      </draw:frame>
      <presentation:notes style:page-layout-name="PM2">
        <draw:page-thumbnail presentation:style-name="_33__5f_Title_20_and_20_Content-title" draw:layer="backgroundobjects" svg:width="19.798cm" svg:height="11.136cm" svg:x="0.6cm" svg:y="2.257cm" presentation:class="page"/>
        <draw:frame presentation:style-name="_33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6.0.5.2$Linux_X86_64 LibreOffice_project/</meta:generator>
  </office:meta>
</office:document-meta>
</file>